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0e1" officeooo:paragraph-rsid="001b50e1"/>
    </style:style>
    <style:style style:name="P2" style:family="paragraph" style:parent-style-name="Standard" style:list-style-name="L1">
      <style:text-properties officeooo:rsid="001b50e1" officeooo:paragraph-rsid="001b50e1"/>
    </style:style>
    <style:style style:name="P3" style:family="paragraph" style:parent-style-name="Standard" style:list-style-name="L1">
      <style:text-properties officeooo:rsid="001b5a3e" officeooo:paragraph-rsid="001b5a3e"/>
    </style:style>
    <style:style style:name="P4" style:family="paragraph" style:parent-style-name="Standard">
      <style:text-properties officeooo:rsid="001b5a3e" officeooo:paragraph-rsid="001b5a3e"/>
    </style:style>
    <style:style style:name="P5" style:family="paragraph" style:parent-style-name="Standard" style:list-style-name="L1">
      <style:text-properties officeooo:rsid="001d44c1" officeooo:paragraph-rsid="001d44c1"/>
    </style:style>
    <style:style style:name="P6" style:family="paragraph" style:parent-style-name="Standard">
      <style:text-properties officeooo:rsid="001d44c1" officeooo:paragraph-rsid="001d44c1"/>
    </style:style>
    <style:style style:name="P7" style:family="paragraph" style:parent-style-name="Standard" style:list-style-name="L1">
      <style:text-properties officeooo:rsid="001e3e07" officeooo:paragraph-rsid="001e3e07"/>
    </style:style>
    <style:style style:name="P8" style:family="paragraph" style:parent-style-name="Standard" style:list-style-name="L1">
      <style:text-properties officeooo:rsid="0020c0b0" officeooo:paragraph-rsid="0020c0b0"/>
    </style:style>
    <style:style style:name="P9" style:family="paragraph" style:parent-style-name="Standard" style:list-style-name="L1">
      <style:text-properties officeooo:rsid="00226ea4" officeooo:paragraph-rsid="00226ea4"/>
    </style:style>
    <style:style style:name="T1" style:family="text">
      <style:text-properties officeooo:rsid="0023e7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s:</text:p>
      <text:list xml:id="list672736742" text:style-name="L1">
        <text:list-item>
          <text:p text:style-name="P3">Problema 1</text:p>
          <text:list>
            <text:list-item>
              <text:p text:style-name="P2">DMC</text:p>
            </text:list-item>
            <text:list-item>
              <text:p text:style-name="P2">Telemetria</text:p>
            </text:list-item>
            <text:list-item>
              <text:p text:style-name="P2">Coletas de informação </text:p>
            </text:list-item>
            <text:list-item>
              <text:p text:style-name="P2">Predição de problemas causadores de perdas</text:p>
            </text:list-item>
            <text:list-item>
              <text:p text:style-name="P5">Fraude, vazamento ou submedição</text:p>
            </text:list-item>
          </text:list>
        </text:list-item>
        <text:list-item>
          <text:p text:style-name="P3">Problemas 2</text:p>
          <text:list>
            <text:list-item>
              <text:p text:style-name="P3">Coletas de informações</text:p>
            </text:list-item>
            <text:list-item>
              <text:p text:style-name="P3">Áreas de invasão</text:p>
            </text:list-item>
            <text:list-item>
              <text:p text:style-name="P3">Consumo de água</text:p>
            </text:list-item>
            <text:list-item>
              <text:p text:style-name="P3">Detectar crescimento populacional</text:p>
            </text:list-item>
          </text:list>
        </text:list-item>
        <text:list-item>
          <text:p text:style-name="P5">Problema 3</text:p>
          <text:list>
            <text:list-item>
              <text:p text:style-name="P5">Priorização de conserto de vazamentos</text:p>
            </text:list-item>
          </text:list>
        </text:list-item>
        <text:list-item>
          <text:p text:style-name="P7">Problema 4 </text:p>
          <text:list>
            <text:list-item>
              <text:p text:style-name="P7">Predição de renovação dos ativos da rede de água</text:p>
            </text:list-item>
          </text:list>
        </text:list-item>
        <text:list-item>
          <text:p text:style-name="P8">Problema 5</text:p>
          <text:list>
            <text:list-item>
              <text:p text:style-name="P9">DMC</text:p>
            </text:list-item>
            <text:list-item>
              <text:p text:style-name="P9">Mínima noturna</text:p>
            </text:list-item>
            <text:list-item>
              <text:p text:style-name="P9">EPZ, entrada e saída com VRP</text:p>
            </text:list-item>
            <text:list-item>
              <text:p text:style-name="P9">Estimativa <text:span text:style-name="T1">de perdas por vazamento, fraude</text:span></text:p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10:02:02.757000000</meta:creation-date>
    <meta:generator>LibreOffice/7.0.6.2$Windows_X86_64 LibreOffice_project/144abb84a525d8e30c9dbbefa69cbbf2d8d4ae3b</meta:generator>
    <dc:date>2022-07-18T11:38:54.883000000</dc:date>
    <meta:editing-duration>PT1M5S</meta:editing-duration>
    <meta:editing-cycles>2</meta:editing-cycles>
    <meta:document-statistic meta:table-count="0" meta:image-count="0" meta:object-count="0" meta:page-count="1" meta:paragraph-count="21" meta:word-count="87" meta:character-count="464" meta:non-whitespace-character-count="416"/>
  </office:meta>
</office:document-meta>
</file>